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marker-end="Arrow" draw:marker-end-width="0.203cm" draw:fill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solid" draw:stroke-dash="Fine_20_Dotted"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draw:stroke="none" svg:stroke-color="#000000" draw:fill="none" draw:fill-color="#ffffff" fo:min-height="0.764cm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fo:min-height="0.716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objectwithoutfill">
      <style:graphic-properties draw:marker-end="Arrow" draw:marker-end-width="0.203cm" draw:fill="none"/>
    </style:style>
    <style:style style:name="gr11" style:family="graphic" style:parent-style-name="standard">
      <style:graphic-properties draw:stroke="none" svg:stroke-color="#000000" draw:fill="none" draw:fill-color="#ffffff" fo:min-height="1.14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0047ff" draw:fill="none"/>
    </style:style>
    <style:style style:name="gr15" style:family="graphic" style:parent-style-name="objectwithoutfill">
      <style:graphic-properties svg:stroke-width="0.025cm" svg:stroke-color="#0047ff" draw:marker-start-width="0.229cm" draw:marker-end-width="0.229cm" draw:fill="none" fo:padding-top="0.137cm" fo:padding-bottom="0.137cm" fo:padding-left="0.262cm" fo:padding-right="0.262cm"/>
    </style:style>
    <style:style style:name="gr16" style:family="graphic" style:parent-style-name="objectwithoutfill">
      <style:graphic-properties svg:stroke-color="#0047ff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30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47ff" fo:font-size="11pt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47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83cm" svg:y1="4.809cm" svg:x2="12.196cm" svg:y2="16.662cm">
          <text:p/>
        </draw:line>
        <draw:path draw:style-name="gr2" draw:text-style-name="P1" draw:layer="layout" svg:width="1.65cm" svg:height="0.634cm" svg:x="11.36cm" svg:y="16.027cm" svg:viewBox="0 0 1651 635" svg:d="m381 381v254zm0 254h889zm889 0v-254zm-889-254h889zm889 0 381-381zm-867 0-381-381zm1248-381h-1651z">
          <text:p/>
        </draw:path>
        <draw:custom-shape draw:style-name="gr3" draw:text-style-name="P1" draw:layer="layout" svg:width="12.23cm" svg:height="16.964cm" draw:transform="rotate (1.5707963267949) translate (2.544cm 17.512cm)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397cm" svg:height="1.064cm" svg:x="11.881cm" svg:y="15.003cm">
          <draw:text-box>
            <text:p text:style-name="P1">T<text:span text:style-name="T1">1</text:span></text:p>
          </draw:text-box>
        </draw:frame>
        <draw:frame draw:style-name="gr5" draw:text-style-name="P2" draw:layer="layout" svg:width="5.588cm" svg:height="1.014cm" svg:x="12.574cm" svg:y="5.768cm">
          <draw:text-box>
            <text:p><text:span text:style-name="T2">ListenerPosition(x,y,z)</text:span></text:p>
          </draw:text-box>
        </draw:frame>
        <draw:line draw:style-name="gr6" draw:text-style-name="P1" draw:layer="layout" svg:x1="12.196cm" svg:y1="8.596cm" svg:x2="12.778cm" svg:y2="6.553cm">
          <text:p/>
        </draw:line>
        <draw:frame draw:style-name="gr7" draw:layer="layout" svg:width="1.397cm" svg:height="1.064cm" svg:x="12.533cm" svg:y="8.315cm">
          <draw:text-box>
            <text:p>R<text:span text:style-name="T1">1</text:span></text:p>
          </draw:text-box>
        </draw:frame>
        <draw:custom-shape draw:style-name="gr8" draw:text-style-name="P1" draw:layer="layout" svg:width="0.254cm" svg:height="0.254cm" svg:x="2.729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07cm" svg:height="1.3cm" svg:x="1.978cm" svg:y="3.764cm">
          <draw:text-box>
            <text:p><text:span text:style-name="T2">(0,0,0)</text:span></text:p>
          </draw:text-box>
        </draw:frame>
        <draw:line draw:style-name="gr10" draw:text-style-name="P1" draw:layer="layout" svg:x1="12.189cm" svg:y1="8.86cm" svg:x2="12.189cm" svg:y2="10.617cm">
          <text:p/>
        </draw:line>
        <draw:line draw:style-name="gr6" draw:text-style-name="P1" draw:layer="layout" svg:x1="12.11cm" svg:y1="9.891cm" svg:x2="10.215cm" svg:y2="10.395cm">
          <text:p/>
        </draw:line>
        <draw:frame draw:style-name="gr11" draw:text-style-name="P2" draw:layer="layout" svg:width="4.356cm" svg:height="1.393cm" svg:x="6.367cm" svg:y="9.964cm">
          <draw:text-box>
            <text:p><text:span text:style-name="T2">ListenerView(x,y,z)</text:span></text:p>
          </draw:text-box>
        </draw:frame>
        <draw:line draw:style-name="gr10" draw:text-style-name="P1" draw:layer="layout" svg:x1="12.196cm" svg:y1="16.618cm" svg:x2="12.196cm" svg:y2="14.205cm">
          <text:p/>
        </draw:line>
        <draw:line draw:style-name="gr6" draw:text-style-name="P1" draw:layer="layout" svg:x1="12.303cm" svg:y1="14.97cm" svg:x2="13.617cm" svg:y2="14.543cm">
          <text:p/>
        </draw:line>
        <draw:frame draw:style-name="gr11" draw:text-style-name="P2" draw:layer="layout" svg:width="4.356cm" svg:height="1.393cm" svg:x="13.452cm" svg:y="13.708cm">
          <draw:text-box>
            <text:p><text:span text:style-name="T2">SourceView(x,y,z)</text:span></text:p>
          </draw:text-box>
        </draw:frame>
        <draw:path draw:style-name="gr12" draw:text-style-name="P1" draw:layer="layout" svg:width="0.762cm" svg:height="0.888cm" draw:transform="rotate (1.5707963267949) translate (11.752cm 9.168cm)" svg:viewBox="0 0 763 889" svg:d="m381 52c216 0 381 165 381 381s-165 381-381 381-381-165-381-381 165-381 381-381zm-381 0zm763 763zm-763-815v889z">
          <text:p/>
        </draw:path>
        <draw:custom-shape draw:style-name="gr13" draw:text-style-name="P1" draw:layer="layout" svg:width="0.127cm" svg:height="0.127cm" svg:x="12.122cm" svg:y="8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2.152cm" svg:y1="16.617cm" svg:x2="10.501cm" svg:y2="14.585cm">
          <text:p/>
        </draw:line>
        <draw:path draw:style-name="gr15" draw:text-style-name="P1" draw:layer="layout" svg:width="1.126cm" svg:height="0.262cm" draw:transform="rotate (-3.14159265358979) translate (12.179cm 15.245cm)" svg:viewBox="0 0 1127 263" svg:d="m0 256c20-4 41 7 61 6s41 2 61 0 41-5 63-2c19 3 40-2 61-6s45-1 67-4c19-3 41-2 61-6 22-4 44-3 65-12s42-5 64-8c20-3 43-6 63-13 26-9 41-10 63-14 20-4 40-10 61-14 28-12 42-17 65-22 20-4 45-15 61-17 22-8 43-18 65-26 21-14 40-20 59-29 22-10 53-16 67-26 27-12 33-16 51-25l69-38">
          <text:p/>
        </draw:path>
        <draw:path draw:style-name="gr16" draw:text-style-name="P1" draw:layer="layout" svg:width="1.65cm" svg:height="0.634cm" draw:transform="rotate (0.682249204604583) translate (11.3431333865333cm 16.861979469889cm)" svg:viewBox="0 0 1651 635" svg:d="m381 381v254zm0 254h889zm889 0v-254zm-889-254h889zm889 0 381-381zm-867 0-381-381zm1248-381h-1651z">
          <text:p/>
        </draw:path>
        <draw:frame draw:style-name="gr11" draw:text-style-name="P3" draw:layer="layout" svg:width="8.42cm" svg:height="1.393cm" svg:x="3.409cm" svg:y="13.319cm">
          <draw:text-box>
            <text:p><text:span text:style-name="T3">SourceRotation(azimuth,elevation,twist)</text:span></text:p>
          </draw:text-box>
        </draw:frame>
        <draw:line draw:style-name="gr14" draw:text-style-name="P1" draw:layer="layout" svg:x1="10.603cm" svg:y1="14.081cm" svg:x2="11.365cm" svg:y2="14.843cm">
          <text:p/>
        </draw:line>
        <draw:frame draw:style-name="gr17" draw:text-style-name="P2" draw:layer="layout" svg:width="5.072cm" svg:height="1.555cm" svg:x="15.313cm" svg:y="15.364cm">
          <draw:text-box>
            <text:p><text:span text:style-name="T2">RoomCornerB(x,y,z)</text:span></text:p>
          </draw:text-box>
        </draw:frame>
        <draw:custom-shape draw:style-name="gr8" draw:text-style-name="P1" draw:layer="layout" svg:width="0.254cm" svg:height="0.254cm" svg:x="19.397cm" svg:y="17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145cm" svg:y1="16.494cm" svg:x2="19.288cm" svg:y2="17.383cm">
          <text:p/>
        </draw:line>
        <draw:frame draw:style-name="gr17" draw:text-style-name="P2" draw:layer="layout" svg:width="5.072cm" svg:height="1.555cm" svg:x="2.413cm" svg:y="5.664cm">
          <draw:text-box>
            <text:p><text:span text:style-name="T2">RoomCornerA(x,y,z)</text:span></text:p>
          </draw:text-box>
        </draw:frame>
        <draw:custom-shape draw:style-name="gr8" draw:text-style-name="P1" draw:layer="layout" svg:width="0.254cm" svg:height="0.254cm" svg:x="2.428cm" svg:y="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413cm" svg:y1="6.08cm" svg:x2="2.702cm" svg:y2="5.483cm">
          <text:p/>
        </draw:line>
        <draw:line draw:style-name="gr6" draw:text-style-name="P1" draw:layer="layout" svg:x1="-4.232cm" svg:y1="9.871cm" svg:x2="-4.994cm" svg:y2="9.744cm">
          <text:p/>
        </draw:line>
        <draw:line draw:style-name="gr1" draw:text-style-name="P1" draw:layer="layout" svg:x1="2.983cm" svg:y1="4.81cm" svg:x2="12.122cm" svg:y2="8.722cm">
          <text:p/>
        </draw:line>
        <draw:custom-shape draw:style-name="gr13" draw:text-style-name="P1" draw:layer="layout" svg:width="0.127cm" svg:height="0.127cm" svg:x="12.125cm" svg:y="16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23T13:25:08.74</dc:date>
    <meta:editing-duration>PT2H33M24S</meta:editing-duration>
    <meta:editing-cycles>33</meta:editing-cycles>
    <meta:generator>LibreOffice/3.5$Windows_x86 LibreOffice_project/165a79a-7059095-e13bb37-fef39a4-9503d18</meta:generator>
    <meta:document-statistic meta:object-count="31"/>
  </office:meta>
</office:document-meta>
</file>